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anuel d'utilisation</text:p>
      <text:p text:style-name="P2"/>
      <text:p text:style-name="P7">Game Player <text:s/>(./gp)</text:p>
      <text:p text:style-name="P3"/>
      <text:p text:style-name="P5"/>
      <text:p text:style-name="P5"><text:tab/>Le but du jeu est de retrouver la sortie. Pour cela le <text:span text:style-name="T1">joueur</text:span> (<text:span text:style-name="T2">'J'</text:span>) pourras se déplacer a travers une succession de Map a l'aide des valeurs de <text:span text:style-name="T5">1 à 9</text:span> ( pavé numérique conseillé pour plus de confort ).</text:p>
      <text:p text:style-name="P5"/>
      <text:p text:style-name="P5"><text:tab/>Il devra pour cela débloquer les portes en appuyant sur des <text:span text:style-name="T1">Diamant</text:span> (<text:span text:style-name="T2">'D'</text:span>), si une Map est composée de plusieurs Diamants un seul est nécessaire a l'ouverture des portes.</text:p>
      <text:p text:style-name="P5"/>
      <text:p text:style-name="P5"><text:tab/>A travers les différentes Maps il pourra tomber nez a nez avec un ou plusieurs <text:span text:style-name="T1">Monstres</text:span> (<text:span text:style-name="T2"> 's', 'S', 'o' </text:span><text:span text:style-name="T3">)</text:span> chacun ayant leur propre caractéristique ( vie, dégâts, déplacement …). Une fois le combat terminé, si le joueurs est encore vivant, il gagne quelque point de score.<text:line-break/><text:line-break/><text:tab/>De plus le joueur peut tomber sur des <text:span text:style-name="T1">chargeurs</text:span> ( <text:span text:style-name="T2">'C'</text:span> ) lorsqu'il visite les nombreuses Maps présentes dans le Jeu. Une fois ramassé, le joueurs auras l'occasion d’effectuer une téléportation ( a l'aide de la touche <text:span text:style-name="T4">t</text:span>) <text:s/>aléatoire a travers les Maps déjà visitées.</text:p>
      <text:p text:style-name="P5"/>
      <text:p text:style-name="P5"><text:tab/>Une fois arrivé à la fin le joueur pourra comparer son score avec les scores obtenues lors des précédentes parties. </text:p>
      <text:p text:style-name="P5"/>
      <text:p text:style-name="P4">Pensez vous pouvoir faire le meilleur score ?</text:p>
      <text:p text:style-name="P1"/>
      <text:p text:style-name="P1"/>
      <text:p text:style-name="P7">Game Creator (./gc)</text:p>
      <text:p text:style-name="P6">permet de crée des Maps et un jeu.</text:p>
      <text:p text:style-name="P1"/>
      <text:p text:style-name="P1"/>
      <text:p text:style-name="P5"><text:span text:style-name="T1">Création de Map</text:span> permet de crée une Map d'un certaine dimension puis d'y ajouter :</text:p>
      <text:p text:style-name="P5"/>
      <text:p text:style-name="P5"><text:tab/>-des murs </text:p>
      <text:p text:style-name="P5"/>
      <text:p text:style-name="P5"><text:tab/>-des diamants (nécessaire pour ouvrir les portes,</text:p>
      <text:p text:style-name="P5"><text:tab/><text:tab/> si il n'y a aucun diamant les portes serons ouverte automatiquement )</text:p>
      <text:p text:style-name="P5"/>
      <text:p text:style-name="P5"><text:tab/>-des monstres.</text:p>
      <text:p text:style-name="P5"><text:tab/><text:tab/>3 types de monstres :</text:p>
      <text:p text:style-name="P5"><text:tab/><text:tab/> <text:s text:c="2"/>-Monstres s : peu de vie, attaque faible, déplacement aléatoire.</text:p>
      <text:p text:style-name="P5"><text:tab/><text:tab/> <text:s text:c="2"/>-Monstres S : vie plus élevée, attaque plus puissante, déplacement aléatoire.</text:p>
      <text:p text:style-name="P5"><text:tab/><text:tab/> <text:s text:c="2"/>-Monstre o : vie plus élevée, attaque plus puissante, cherche a rejoindre le Joueur.</text:p>
      <text:p text:style-name="P5"/>
      <text:p text:style-name="P5"><text:tab/>-des Chargeurs ( 1 par Map Maximum)</text:p>
      <text:p text:style-name="P5"/>
      <text:p text:style-name="P5"><text:span text:style-name="T1">Création de Jeu</text:span> permet de créer un jeu a l'aide des Maps existantes ou crées précédemment </text:p>
      <text:p text:style-name="P5"/>
      <text:p text:style-name="P5"/>
      <text:p text:style-name="P5"/>
      <text:p text:style-name="P5"/>
      <text:p text:style-name="P2">------------------------------------------------------------------------------------------------------------</text:p>
      <text:p text:style-name="P9">Bergerat Loris 21402001 <text:s text:c="79"/>Quero Nicolas 2140097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1-14T14:24:45.41</meta:creation-date>
    <dc:date>2020-01-14T15:26:40.14</dc:date>
    <meta:editing-duration>PT14M31S</meta:editing-duration>
    <meta:editing-cycles>4</meta:editing-cycles>
    <meta:generator>OpenOffice/4.1.2$Win32 OpenOffice.org_project/412m3$Build-9782</meta:generator>
    <meta:document-statistic meta:table-count="0" meta:image-count="0" meta:object-count="0" meta:page-count="1" meta:paragraph-count="22" meta:word-count="314" meta:character-count="2014"/>
  </office:meta>
</office:document-meta>
</file>